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0.326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8.0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office:value-type="string" calcext:value-type="string">
            <text:p>Communities and Crime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span text:style-name="T1"><text:a xlink:href="https://archive.ics.uci.edu/ml/datasets/communities+and+crime" xlink:type="simple">https://archive.ics.uci.edu/ml/datasets/communities+and+crime</text:a></text:span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3" office:value-type="date" office:date-value="2023-01-23" calcext:value-type="date">
            <text:p>23/01/2023</text:p>
          </table:table-cell>
        </table:table-row>
      </table:table>
      <table:table table:name="d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5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357142857142857" calcext:value-type="float">
            <text:p>0,36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285714285714286" calcext:value-type="float">
            <text:p>0,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 number:decimal-places="1"/>
    </number:time-style>
    <number:time-style style:name="N113">
      <number:hours/>
      <number:text>:</number:text>
      <number:minutes number:style="long"/>
      <number:text>:</number:text>
      <number:seconds number:style="long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€ </number:text>
      <number:number number:decimal-places="0" number:min-decimal-places="0" number:min-integer-digits="1" number:grouping="true"/>
    </number:number-style>
    <number:number-style style:name="N118">
      <number:text>-€ 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">
      <number:number number:decimal-places="1" number:min-decimal-places="1" number:min-integer-digits="1"/>
    </number:number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€ </number:text>
      <number:number number:decimal-places="2" number:min-decimal-places="2" number:min-integer-digits="1" number:grouping="true"/>
    </number:number-style>
    <number:number-style style:name="N138">
      <number:text>-€ 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€ 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€ 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day number:style="long"/>
      <number:text>-</number:text>
      <number:month number:textual="true"/>
      <number:text>-</number:text>
      <number:year/>
    </number:date-style>
    <number:time-style style:name="N149">
      <number:hours/>
      <number:text>:</number:text>
      <number:minutes number:style="long"/>
    </number:time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24.8.4.2$Linux_X86_64 LibreOffice_project/bb3cfa12c7b1bf994ecc5649a80400d06cd71002</meta:generator>
    <dc:date>2025-01-20T14:58:18.731476880</dc:date>
    <meta:editing-duration>PT1H4M11S</meta:editing-duration>
    <meta:editing-cycles>12</meta:editing-cycles>
    <dc:creator>Marco Rondina</dc:creator>
    <meta:document-statistic meta:table-count="3" meta:cell-count="246" meta:object-count="0"/>
  </office:meta>
</office:document-meta>
</file>